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 style:list-style-name="L3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ockwell Case</text:p>
      <text:p text:style-name="P2"/>
      <text:p text:style-name="P1"/>
      <text:p text:style-name="P1"/>
      <text:p text:style-name="P1"><text:tab/>Author Spec</text:p>
      <text:p text:style-name="P1"/>
      <text:p text:style-name="P4"/>
      <text:p text:style-name="P4"/>
      <text:p text:style-name="P4">Relation Graph</text:p>
      <text:list xml:id="list5866816170649347279" text:style-name="L1">
        <text:list-item>
          <text:p text:style-name="P5">Graphical relationship between characters</text:p>
        </text:list-item>
        <text:list-item>
          <text:p text:style-name="P5">Toggles for showing/hiding layers based on type</text:p>
        </text:list-item>
        <text:list-item>
          <text:p text:style-name="P5">Line attributes represent relationship</text:p>
          <text:list>
            <text:list-item>
              <text:p text:style-name="P5">Color (Gradient)</text:p>
              <text:list>
                <text:list-item>
                  <text:p text:style-name="P5">Green<text:tab/><text:tab/>Positive</text:p>
                </text:list-item>
                <text:list-item>
                  <text:p text:style-name="P5">Yellow<text:tab/><text:tab/>Neutral</text:p>
                </text:list-item>
                <text:list-item>
                  <text:p text:style-name="P5">Red<text:tab/><text:tab/>Negative</text:p>
                </text:list-item>
              </text:list>
            </text:list-item>
            <text:list-item>
              <text:p text:style-name="P5">Solidity</text:p>
              <text:list>
                <text:list-item>
                  <text:p text:style-name="P5">Solid<text:tab/><text:tab/>Direct</text:p>
                </text:list-item>
                <text:list-item>
                  <text:p text:style-name="P5">Dotted<text:tab/><text:tab/>Indirect</text:p>
                </text:list-item>
              </text:list>
            </text:list-item>
          </text:list>
        </text:list-item>
      </text:list>
      <text:p text:style-name="P4"/>
      <text:p text:style-name="P4">Character Fact Array</text:p>
      <text:list xml:id="list4900783730221117015" text:style-name="L3">
        <text:list-item>
          <text:p text:style-name="P7">Current status of a character, including global (time independent) and local (time dependent) attributes.</text:p>
        </text:list-item>
      </text:list>
      <text:p text:style-name="P4"/>
      <text:p text:style-name="P4">Timeline</text:p>
      <text:list xml:id="list2740993228235867512" text:style-name="L2">
        <text:list-item>
          <text:p text:style-name="P6">Tool for scrubbing through timeline. Separate from other controls, and updates them via key frames.</text:p>
        </text:list-item>
        <text:list-item>
          <text:p text:style-name="P6">Markers</text:p>
          <text:list>
            <text:list-item>
              <text:p text:style-name="P6">Straight line indicates chapter</text:p>
            </text:list-item>
            <text:list-item>
              <text:p text:style-name="P6">Diamond indicates event</text:p>
            </text:list-item>
            <text:list-item>
              <text:p text:style-name="P6">Clicking markers opens a sticky note window</text:p>
            </text:list-item>
          </text:list>
        </text:list-item>
        <text:list-item>
          <text:p text:style-name="P6">Circle indicates current pl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18T11:56:39.28</meta:creation-date>
    <meta:editing-duration>PT41M11S</meta:editing-duration>
    <meta:editing-cycles>5</meta:editing-cycles>
    <meta:generator>OpenOffice/4.1.5$Win32 OpenOffice.org_project/415m1$Build-9789</meta:generator>
    <dc:date>2020-04-18T12:37:38.07</dc:date>
    <meta:document-statistic meta:table-count="0" meta:image-count="0" meta:object-count="0" meta:page-count="2" meta:paragraph-count="22" meta:word-count="104" meta:character-count="648"/>
  </office:meta>
</office:document-meta>
</file>